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Fett" style:font-family-generic="swiss" style:font-pitch="variable"/>
    <style:font-face style:name="DejaVu Sans" svg:font-family="'DejaVu Sans'" style:font-adornments="Fett"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font-name="DejaVu Sans Mono"/>
    </style:style>
    <style:style style:name="P3" style:family="paragraph" style:parent-style-name="Heading_20_1">
      <style:paragraph-properties fo:break-before="page"/>
    </style:style>
    <text:list-style style:name="L1">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ickstart</text:h>
      <text:h text:style-name="MScoreHeader2" text:outline-level="2">Midi Recording</text:h>
      <text:p text:style-name="Standard"><text:s text:c="6"/>Auf der ersten Tour werden wir mit \M\ eine Midi Spur</text:p>
      <text:p text:style-name="Standard"><text:s text:c="6"/>mit einem externen Synthesizer, einem Yamaha S90 aufnehmen.</text:p>
      <text:p text:style-name="Standard"/>
      <text:p text:style-name="Standard"><text:s text:c="3"/>\subsection{Geräte verbinden}</text:p>
      <text:p text:style-name="Standard"><text:s text:c="6"/>Für den Anschluß von Midigeräten gibt es verschiedene Möglichkeiten.</text:p>
      <text:p text:style-name="Standard"/>
      <text:p text:style-name="Standard"><text:s text:c="6"/>\subsubsection{Midi}</text:p>
      <text:p text:style-name="Standard"><text:s text:c="6"/>Der serielle Midi-Anschluß eines Keyboards eignet sich nicht zum</text:p>
      <text:p text:style-name="Standard"><text:s text:c="6"/>direkten Anschluß an den PC Serienport. Bei Midi handelt es sich</text:p>
      <text:p text:style-name="Standard"><text:s text:c="6"/>um eine galvanisch per Optokoppler getrennte Stromschnittstelle,</text:p>
      <text:p text:style-name="Standard"><text:s text:c="6"/>während der PC eine RS232 Schnittstelle mit 12 Volt Pegeln bedient.</text:p>
      <text:p text:style-name="Standard"><text:s text:c="6"/>Ein einfaches Umrüsten der PC-Schnittstelle mit einem Optokoppler</text:p>
      <text:p text:style-name="Standard"><text:s text:c="6"/>funktioniert nicht, da der PC die MIDI-Taktrate nicht erzeugen kann.</text:p>
      <text:p text:style-name="Standard"/>
      <text:p text:style-name="Standard"><text:s text:c="6"/>Als Lösung muß ein spezielles Midi-Interface her. Meist befindet sich</text:p>
      <text:p text:style-name="Standard"><text:s text:c="6"/>eine Midi-Schnittstelle auf der Soundkarte. Doch Vorsicht, nicht</text:p>
      <text:p text:style-name="Standard"><text:s text:c="6"/>alle Midi-Schnittstellen sind gleich gut, z.B. sind einige alte</text:p>
      <text:p text:style-name="Standard"><text:s text:c="6"/>Soundblaster Modelle duch unglückliches Hardware-Design nicht in der</text:p>
      <text:p text:style-name="Standard"><text:s text:c="6"/>Lage, die volle Midi Transferrate beim Senden von Midi Daten zu</text:p>
      <text:p text:style-name="Standard"><text:s text:c="6"/>erreichen.</text:p>
      <text:p text:style-name="Standard"/>
      <text:p text:style-name="Standard"><text:s text:c="6"/>\subsubsection{USB}</text:p>
      <text:p text:style-name="Standard"><text:s text:c="6"/>Viele aktuelle Midigeräte besitzen einen USB Anschluß. USB ist schnell</text:p>
      <text:p text:style-name="Standard"><text:s text:c="6"/>und flexibel und damit die Schnittstelle der Wahl.</text:p>
      <text:p text:style-name="Standard"/>
      <text:p text:style-name="Standard"><text:s text:c="6"/>\subsubsection{ToHost}</text:p>
      <text:p text:style-name="Standard"><text:s text:c="6"/>Einige ältere Midigeräte bieten einen einfachen PC Anschluß über </text:p>
      <text:p text:style-name="Standard"><text:s text:c="6"/>einen normalen Serienport (''ToHost'' Schnittstelle genannt). Es</text:p>
      <text:p text:style-name="Standard"><text:s text:c="6"/>handelt sich um einen normalen RS232 Anschluß, der die PC-üblichen</text:p>
      <text:p text:style-name="Standard"><text:s text:c="6"/>Übertragungsraten versteht.</text:p>
      <text:p text:style-name="Standard"/>
      <text:p text:style-name="Standard"><text:s text:c="3"/>\subsection{Neues Projekt erzeugen}</text:p>
      <text:p text:style-name="Standard"><text:s text:c="6"/>Dann kanns losgehen. Wir starten \M\ und es erscheint das</text:p>
      <text:p text:style-name="Standard"><text:s text:c="6"/>zuletzt bearbeitete Projekt so wie wir es verlassen haben.</text:p>
      <text:p text:style-name="Standard"/>
      <text:p text:style-name="Standard"><text:s text:c="6"/>Um ein neues Projekt anzulegen clicken wir auf das Projekt</text:p>
      <text:p text:style-name="Standard"><text:s text:c="6"/>Icon und der Projektdialog erscheint:</text:p>
      <text:p text:style-name="Standard"/>
      <text:p text:style-name="Standard"><text:s text:c="6"/>\Fig{select_project}</text:p>
      <text:p text:style-name="Standard"/>
      <text:p text:style-name="Standard"><text:s text:c="6"/>Wenn \M\ zum allererstenmal gestartet wird, erscheint der</text:p>
      <text:p text:style-name="Standard"><text:s text:c="6"/>Projektdialog natürlich sofort, da es ja kein letztes Projekt</text:p>
      <text:p text:style-name="Standard"><text:s text:c="6"/>gibt. Zum Projektdialog gelangen wir auch über den Projekmenü</text:p>
      <text:p text:style-name="Standard"><text:s text:c="6"/>Eintrag ''Öffnen'' oder wer es ganz eilig hat tippt einfach</text:p>
      <text:p text:style-name="Standard"><text:s text:c="6"/>{\tt Ctrl+O}.</text:p>
      <text:p text:style-name="Standard"/>
      <text:p text:style-name="Standard"><text:s text:c="6"/>In der ''Projekt'' Eingabezeile geben wir nun einen Projektnamen</text:p>
      <text:p text:style-name="Standard"><text:soft-page-break/><text:s text:c="6"/>für unser erstes Projekt ein und bestätigen dann durch clicken</text:p>
      <text:p text:style-name="Standard"><text:s text:c="6"/>des ''Ok'' Buttons.</text:p>
      <text:p text:style-name="Standard"/>
      <text:p text:style-name="Standard"><text:s text:c="6"/>\M\ fragt nun nach einem Template, mit dem das Projekt</text:p>
      <text:p text:style-name="Standard"><text:s text:c="6"/>initialisiert werden soll:</text:p>
      <text:p text:style-name="Standard"/>
      <text:p text:style-name="Standard"><text:s text:c="6"/>\Fig{select_template}</text:p>
      <text:p text:style-name="Standard"/>
      <text:p text:style-name="Standard"><text:s text:c="6"/>Wir selektieren kein Template und clicken einfach ''Ok''.</text:p>
      <text:p text:style-name="Standard"><text:s text:c="6"/>\M\ zeigt dann ein leeres Projekt:</text:p>
      <text:p text:style-name="Standard"/>
      <text:p text:style-name="Standard"><text:s text:c="6"/>\Fig{main0}</text:p>
      <text:p text:style-name="Standard"/>
      <text:p text:style-name="Standard"><text:s text:c="3"/>\subsection{Setup}</text:p>
      <text:p text:style-name="Standard"/>
      <text:p text:style-name="Standard"><text:s text:c="6"/>\subsubsection{Spuren anlegen}</text:p>
      <text:p text:style-name="Standard"/>
      <text:p text:style-name="Standard"><text:s text:c="6"/>Zunächst erzeugen wir einen ''MidiInput'' Track und checken,</text:p>
      <text:p text:style-name="Standard"><text:s text:c="6"/>ob das Keyboard richtig angeschlossen ist.</text:p>
      <text:p text:style-name="Standard"/>
      <text:p text:style-name="Standard"><text:s text:c="6"/>\subsubsection{Routing}</text:p>
      <text:p text:style-name="Standard"/>
      <text:p text:style-name="Standard"><text:s text:c="6"/>\subsubsection{Midi Instrument}</text:p>
      <text:p text:style-name="Standard"><text:s text:c="6"/>Im ''MidiOutPort'' Strip kann ein Midi Instrument ausgewählt werden.</text:p>
      <text:p text:style-name="Standard"><text:s text:c="6"/>Dies ermöglicht es \M\ u.A. die Instrument-Patches anstatt per Nummer </text:p>
      <text:p text:style-name="Standard"><text:s text:c="6"/>per Name anzuzeigen. Instrumente werden in einer ''{\tt *.idf}''</text:p>
      <text:p text:style-name="Standard"><text:s text:c="6"/>(Instrument Definition File) beschrieben. Dies sind normale XML Text</text:p>
      <text:p text:style-name="Standard"><text:s text:c="6"/>Dateien, die für jedes angeschlossene Gerät individuell erstellt werden</text:p>
      <text:p text:style-name="Standard"><text:s text:c="6"/>können. In einer {\tt *.idf} Datei kann in einem ''Init'' Eintrag eine</text:p>
      <text:p text:style-name="Standard"><text:s text:c="6"/>Serien von Midi Events definiert werden, die immer dann gesendet werden,</text:p>
      <text:p text:style-name="Standard"><text:s text:c="6"/>wenn in \M\ der {\tt Midi-&gt;InitInstr} Button aktiviert wird. Wir nutzen diese</text:p>
      <text:p text:style-name="Standard"><text:s text:c="6"/>Möglichkeit, um den S90 zu initialisieren.</text:p>
      <text:p text:style-name="Standard"/>
      <text:p text:style-name="Standard"><text:s text:c="6"/>\subsubsection{Local Off}</text:p>
      <text:p text:style-name="Standard"><text:s text:c="6"/>Wird ein Synthesizer ''standalone'' betrieben, dann ist die Tastatur</text:p>
      <text:p text:style-name="Standard"><text:s text:c="6"/>intern direkt mit dem Tongenerator verbunden. Am Computer angeschlossen</text:p>
      <text:p text:style-name="Standard"><text:s text:c="6"/>möchten wir jedoch Tastatur und Tongenerator als unabhängige Teile</text:p>
      <text:p text:style-name="Standard"><text:s text:c="6"/>benutzen. Note On/Off Events sollen von der Tastatur nur zum Computer</text:p>
      <text:p text:style-name="Standard"><text:s text:c="6"/>geschickt werden und nicht auch gleich zum internen Tongenerator.</text:p>
      <text:p text:style-name="Standard"><text:s text:c="6"/>Der Tongenerator soll wiederum nur auf den Midi Input Anschluß hören</text:p>
      <text:p text:style-name="Standard"><text:s text:c="6"/>und nicht auf die Tastatur. Für den S90 kann dieser ''Local Off''</text:p>
      <text:p text:style-name="Standard"><text:s text:c="6"/>Mode durch Senden des SysEx Strings</text:p>
      <text:p text:style-name="Standard"/>
      <text:p text:style-name="Standard"><text:s text:c="6"/>\starttyping</text:p>
      <text:p text:style-name="Standard"><text:s text:c="12"/>0xf0 0x10 0x6b 0x00 0x00 0x09 0x00</text:p>
      <text:p text:style-name="Standard"><text:s text:c="6"/>\stoptyping</text:p>
      <text:p text:style-name="Standard"/>
      <text:p text:style-name="Standard"><text:s text:c="6"/>eingeschaltet werden.</text:p>
      <text:p text:style-name="Standard"/>
      <text:p text:style-name="Standard"><text:s text:c="6"/>\subsubsection{Sequencer Mode}</text:p>
      <text:p text:style-name="Standard"><text:s text:c="6"/>Der S90 kenn Yamaha-Typisch verschiedene Modi. Wir benutzen den</text:p>
      <text:p text:style-name="Standard"><text:s text:c="6"/>Sequencer Mode, in dem jedem Midi Kanal ein eigenes Instrument</text:p>
      <text:p text:style-name="Standard"><text:soft-page-break/><text:s text:c="6"/>zugeordnet werden kann. Dieser Modus wird mit dem SysEx String</text:p>
      <text:p text:style-name="Standard"/>
      <text:p text:style-name="Standard"><text:s text:c="6"/>\starttyping</text:p>
      <text:p text:style-name="Standard"><text:s text:c="12"/>0xf0 0x43 0x10 0x6b 0x0a 0x00 0x00 0x00</text:p>
      <text:p text:style-name="Standard"><text:s text:c="6"/>\stoptyping</text:p>
      <text:p text:style-name="Standard"/>
      <text:p text:style-name="Standard"><text:s text:c="6"/>eingeschaltet. Beide SysEx Kommandos sind unter dem ''init'' Label in</text:p>
      <text:p text:style-name="Standard"><text:s text:c="6"/>der {\tt Yamaha-S90.idf} Datei eingetragen.</text:p>
      <text:p text:style-name="Standard"/>
      <text:p text:style-name="Standard"><text:s text:c="6"/>\subsubsection{Midi Input Filter}</text:p>
      <text:p text:style-name="Standard"><text:s text:c="6"/>Die Tastatur des Yamaha S90 kann ''After Touch'' Events erzeugen, d.h.</text:p>
      <text:p text:style-name="Standard"><text:s text:c="6"/>nach dem Drücken einer Taste werden fortlaufend Events über den</text:p>
      <text:p text:style-name="Standard"><text:s text:c="6"/>Anpreßdruck der Taste erzeugt. Diese Informationen benötigen wir</text:p>
      <text:p text:style-name="Standard"><text:s text:c="6"/>nicht und filtern deshalb alle After Touch Events gleich bei der</text:p>
      <text:p text:style-name="Standard"><text:s text:c="6"/>Aufnahme mittels des Midi Input Filters aus.</text:p>
      <text:p text:style-name="Standard"/>
      <text:p text:style-name="Standard"><text:s text:c="6"/>\Fig{midifilter}</text:p>
      <text:p text:style-name="Standard"/>
      <text:p text:style-name="Standard"><text:s text:c="6"/>\subsection{Aufnehmen}</text:p>
      <text:p text:style-name="Standard"/>
      <text:p text:style-name="Standard"><text:s/></text:p>
      <text:p text:style-name="Standard"><text:s text:c="3"/>\section{Audio Playback}</text:p>
      <text:p text:style-name="Standard"><text:s text:c="3"/>\section{Audio Recording}</text:p>
      <text:p text:style-name="Standard"/>
      <text:p text:style-name="Standard">\chapter{Projekte}</text:p>
      <text:p text:style-name="Standard"/>
      <text:p text:style-name="Standard"><text:s text:c="2"/>\section{Projekte}</text:p>
      <text:p text:style-name="Standard"/>
      <text:p text:style-name="Standard"><text:s text:c="6"/>Ein \M\ Projekt \index{Projekt} ist ein Ordner, der alle </text:p>
      <text:p text:style-name="Standard"><text:s text:c="6"/>Dateien des Projekts enthält. Dies sind im wesentlichen die </text:p>
      <text:p text:style-name="Standard"><text:s text:c="6"/>aufgenommenen Wavedateien und die Projektdatei \index{Projektdatei}.</text:p>
      <text:p text:style-name="Standard"><text:s text:c="6"/>Die Projektdatei enthält alle</text:p>
      <text:p text:style-name="Standard"><text:s text:c="6"/>Informationen über das Projekt sowie alle Midi Daten soweit</text:p>
      <text:p text:style-name="Standard"><text:s text:c="6"/>vorhanden.</text:p>
      <text:p text:style-name="Standard"/>
      <text:p text:style-name="Standard"><text:s text:c="6"/>Beispiel einer Projekt Ordnerstruktur:</text:p>
      <text:p text:style-name="Standard"/>
      <text:p text:style-name="Standard"><text:s text:c="6"/>\starttyping</text:p>
      <text:p text:style-name="Standard"><text:s text:c="6"/>~/MusE</text:p>
      <text:p text:style-name="Standard"><text:s text:c="12"/>projects</text:p>
      <text:p text:style-name="Standard"><text:s text:c="18"/>song1 <text:s text:c="12"/></text:p>
      <text:p text:style-name="Standard"><text:s text:c="24"/>song1.med</text:p>
      <text:p text:style-name="Standard"><text:s text:c="24"/>rec1.wav</text:p>
      <text:p text:style-name="Standard"><text:s text:c="24"/>rec1.wca</text:p>
      <text:p text:style-name="Standard"><text:s text:c="24"/>rec2.wav</text:p>
      <text:p text:style-name="Standard"><text:s text:c="24"/>rec2.wca</text:p>
      <text:p text:style-name="Standard"><text:s text:c="18"/>song2</text:p>
      <text:p text:style-name="Standard"><text:s text:c="26"/>. <text:s text:c="12"/></text:p>
      <text:p text:style-name="Standard"><text:s text:c="26"/>. <text:s text:c="12"/></text:p>
      <text:p text:style-name="Standard"><text:s text:c="6"/>\stoptyping</text:p>
      <text:p text:style-name="Standard"/>
      <text:p text:style-name="Standard"><text:s text:c="6"/>Im oberen Beispiel ist {\tt song1} der Projektordner</text:p>
      <text:p text:style-name="Standard"><text:soft-page-break/><text:s text:c="6"/>\index{Projektordner} und</text:p>
      <text:p text:style-name="Standard"><text:s text:c="6"/>{\tt song1.med} die Projektdatei. Die {\tt *.wav} Dateien sind</text:p>
      <text:p text:style-name="Standard"><text:s text:c="6"/>Audio Aufzeichnungen und die zugehörigen {\tt *.wca} Dateien </text:p>
      <text:p text:style-name="Standard"><text:s text:c="6"/>enthalten vorberechnete Daten zum schnellen Zeichnen der </text:p>
      <text:p text:style-name="Standard"><text:s text:c="6"/>Wellenformdarstellung auf den Bildschirm.</text:p>
      <text:p text:style-name="Standard"/>
      <text:p text:style-name="Standard"><text:s text:c="6"/>Der Standard-Projektordner \index{Standard-Projektordners}</text:p>
      <text:p text:style-name="Standard"><text:s text:c="6"/>{\tt ~/MusE/projects} kann im ''Präferenzen'' Menü eingestellt </text:p>
      <text:p text:style-name="Standard"><text:s text:c="6"/>werden.</text:p>
      <text:p text:style-name="Standard"/>
      <text:p text:style-name="Standard"><text:s text:c="3"/>\section{Projekt auswählen}</text:p>
      <text:p text:style-name="Standard"/>
      <text:p text:style-name="Standard"><text:s text:c="6"/>Nach dem Start von \M\ muß immer zunächst ein Projekt geladen oder</text:p>
      <text:p text:style-name="Standard"><text:s text:c="6"/>ein neues Projekt erzeugt werden.</text:p>
      <text:p text:style-name="Standard"/>
      <text:p text:style-name="Standard"><text:s text:c="6"/>\Screen{select_project}{Projekt auswählen}</text:p>
      <text:p text:style-name="Standard"/>
      <text:p text:style-name="Standard"><text:s text:c="6"/>Normalerweise wird nach dem Start von \M\ das zuletzt bearbeitete</text:p>
      <text:p text:style-name="Standard"><text:s text:c="6"/>Projekt geladen. Wer das nicht mag kann unter ''Präferenzen'' </text:p>
      <text:p text:style-name="Standard"><text:s text:c="6"/>einstellen, ob beim Start ein Standardprojekt \index{Standardprojekt}</text:p>
      <text:p text:style-name="Standard"><text:s text:c="6"/>geladen oder immer zunächst nach einen Projekt gefragt werden soll.</text:p>
      <text:p text:style-name="Standard"/>
      <text:p text:style-name="Standard"><text:s text:c="3"/>\section{Templates}</text:p>
      <text:p text:style-name="Standard"/>
      <text:p text:style-name="Standard"><text:s text:c="6"/>Wird bei der Projektauswahl ein neues Projekt ausgewählt, dann</text:p>
      <text:p text:style-name="Standard"><text:s text:c="6"/>wird im nächsten Schritt ein Dialog gezeigt, in dem ein Template</text:p>
      <text:p text:style-name="Standard"><text:s text:c="6"/>aus einer Liste von verfügbaren Templates ausgewählt werden kann.</text:p>
      <text:p text:style-name="Standard"><text:s text:c="6"/>Ein Template bestimmt die Grundeinstellungen für ein neues</text:p>
      <text:p text:style-name="Standard"><text:s text:c="6"/>Projekt. Ein Template kann ein komplettes Projekt sein, welches</text:p>
      <text:p text:style-name="Standard"><text:s text:c="6"/>jedoch keine Audiodaten enthalten kann und welches in der Regel</text:p>
      <text:p text:style-name="Standard"><text:s text:c="6"/>auch keine Midi Daten enthält.</text:p>
      <text:p text:style-name="Standard"/>
      <text:p text:style-name="Standard"><text:s text:c="6"/>\Screen{select_template}{Template auswählen}</text:p>
      <text:p text:style-name="Standard"/>
      <text:p text:style-name="Standard"><text:s text:c="6"/>\M\ sucht Templates an zwei Orten:</text:p>
      <text:p text:style-name="Standard"><text:s text:c="6"/>im globalen \M\ Installationspfad (Factory Presets) sowie im </text:p>
      <text:p text:style-name="Standard"><text:s text:c="6"/>\M\ Verzeichnis relativ zum {\tt HOME} Verzeichnis des</text:p>
      <text:p text:style-name="Standard"><text:s text:c="6"/>Anwenders (User Presets)</text:p>
      <text:p text:style-name="Standard"/>
      <text:p text:style-name="Standard"><text:s text:c="3"/>\section{Projekt sichern (Backup)}</text:p>
      <text:p text:style-name="Standard"/>
      <text:p text:style-name="Standard"><text:s text:c="6"/>Es gibt keine in \M\ eingebaute Funktion zum Sichern von Projekten.</text:p>
      <text:p text:style-name="Standard"><text:s text:c="6"/>Da sich aber alle Projektdaten in einem Ordner befinden,</text:p>
      <text:p text:style-name="Standard"><text:s text:c="6"/>können Standard-Tools zum Sichern verwendet werden.</text:p>
      <text:p text:style-name="Standard"/>
      <text:p text:style-name="Standard"><text:s text:c="6"/>Projekte sind immer in sich komplett und enthalten keine Verweise</text:p>
      <text:p text:style-name="Standard"><text:s text:c="6"/>auf Dateien außerhalb des Projektordners. Dies gilt nicht</text:p>
      <text:p text:style-name="Standard"><text:s text:c="6"/>für Soundfonts \index{Soundfonts}, die z.B. vom Fluid-Synthesizer </text:p>
      <text:p text:style-name="Standard"><text:s text:c="6"/>Plugin verwendet werden. </text:p>
      <text:p text:style-name="Standard"><text:s text:c="6"/>Es wird empfohlen, diese Soundfonts\index{Soundfonts} </text:p>
      <text:p text:style-name="Standard"><text:s text:c="6"/>auch als Kopie im Projektordner abzulegen.</text:p>
      <text:p text:style-name="Standard"/>
      <text:p text:style-name="Standard"><text:soft-page-break/><text:s text:c="6"/>Projekte können auf der Platte ohne Probleme verschoben werden,</text:p>
      <text:p text:style-name="Standard"><text:s text:c="6"/>da sie keine absoluten Pfade enthalten.</text:p>
      <text:p text:style-name="Standard"/>
      <text:p text:style-name="Standard"><text:s text:c="3"/>\section{Wavedateien und Samplerate}</text:p>
      <text:p text:style-name="Standard"/>
      <text:p text:style-name="Standard"><text:s text:c="6"/>\index{Wavedateien}\index{Audioprojekte}\index{Midiprojekte}</text:p>
      <text:p text:style-name="Standard"><text:s text:c="6"/>\index{Samplerate}</text:p>
      <text:p text:style-name="Standard"><text:s text:c="6"/>MusE unterscheidet zwischen Midiprojekten und Audioprojekten.</text:p>
      <text:p text:style-name="Standard"><text:s text:c="6"/>Audioprojekte enthalten zusätzlich zu eventuell vorhandenen</text:p>
      <text:p text:style-name="Standard"><text:s text:c="6"/>Mididaten Wavedateien.</text:p>
      <text:p text:style-name="Standard"><text:s text:c="6"/></text:p>
      <text:p text:style-name="Standard"><text:s text:c="6"/>Audioprojekte sind immer mit einer bestimmten Samplerate</text:p>
      <text:p text:style-name="Standard"><text:s text:c="6"/>verbunden und können nur geladen und bearbeitet werden, wenn</text:p>
      <text:p text:style-name="Standard"><text:s text:c="6"/>die Projekt Samplerate mit der aktuellen Samplerate übereinstimmt.</text:p>
      <text:p text:style-name="Standard"/>
      <text:p text:style-name="Standard"><text:s text:c="6"/>Die aktuelle Samplerate wird immer vom JACK Server bestimmt und</text:p>
      <text:p text:style-name="Standard"><text:s text:c="6"/>kann von \M\ nicht verändert werden.</text:p>
      <text:p text:style-name="Standard"/>
      <text:p text:style-name="Standard"><text:s text:c="6"/>Werden Wavedateien mit einer anderen Samplerate als der aktuellen</text:p>
      <text:p text:style-name="Standard"><text:s text:c="6"/>importiert, so müssen sie konvertiert (resampled\index{resample}) </text:p>
      <text:p text:style-name="Standard"><text:s text:c="6"/>werden.</text:p>
      <text:p text:style-name="Standard">\chapter{Struktur}</text:p>
      <text:p text:style-name="Standard"><text:s text:c="2"/>\section{Spuren}</text:p>
      <text:p text:style-name="Standard"/>
      <text:p text:style-name="Standard"><text:s text:c="6"/>Ein Projekt besteht aus Spuren analog einer analogen Bandmaschine.</text:p>
      <text:p text:style-name="Standard"><text:s text:c="6"/>Die Spuren enthalten Midi- Audio- oder Controllerdaten.</text:p>
      <text:p text:style-name="Standard"><text:s text:c="6"/>Spuren werden in \M\ in zwei Formen dargestellt:</text:p>
      <text:p text:style-name="Standard"/>
      <text:p text:style-name="Standard"><text:s text:c="6"/>\blank[big]</text:p>
      <text:p text:style-name="Standard"><text:s text:c="6"/>\Input{Arranger:} im Arranger werden alle Spuren vertikal in einer</text:p>
      <text:p text:style-name="Standard"><text:s text:c="12"/>Liste dargestellt</text:p>
      <text:p text:style-name="Standard"/>
      <text:p text:style-name="Standard"><text:s text:c="6"/>\Input{Mixer:} der Mixer zeigt alle Spuren in einer horizontalen</text:p>
      <text:p text:style-name="Standard"><text:s text:c="12"/>Darstellung\par</text:p>
      <text:p text:style-name="Standard"/>
      <text:p text:style-name="Standard"><text:s text:c="6"/>\blank[big]</text:p>
      <text:p text:style-name="Standard"/>
      <text:p text:style-name="Standard"><text:s text:c="6"/>Tempo und Taktart sind interne Spuren, die nicht im Arranger oder</text:p>
      <text:p text:style-name="Standard"><text:s text:c="6"/>Mixer gezeigt werden.</text:p>
      <text:p text:style-name="Standard"/>
      <text:p text:style-name="Standard"><text:s text:c="2"/>\section{Parts}</text:p>
      <text:p text:style-name="Standard"/>
      <text:p text:style-name="Standard"><text:s text:c="6"/>Midi- und Audiospuren können auf der Zeitachse in Parts unterteilt</text:p>
      <text:p text:style-name="Standard"><text:s text:c="6"/>werden. Parts enthalten Midi- Audio- oder Conrollerdaten.</text:p>
      <text:p text:style-name="Standard"/>
      <text:p text:style-name="Standard"><text:s text:c="6"/>Folgenden Operationen sind mit Parts möglich:</text:p>
      <text:p text:style-name="Standard"/>
      <text:p text:style-name="Standard"><text:s text:c="6"/>\blank[big]</text:p>
      <text:p text:style-name="Standard"><text:s text:c="6"/>\Input{verschieben} Parts können auf der Zeitachse und in andere</text:p>
      <text:p text:style-name="Standard"><text:s text:c="12"/>Spuren des gleichen Typs verschoben werden.</text:p>
      <text:p text:style-name="Standard"><text:s text:c="6"/>\Input{kopieren} klar!</text:p>
      <text:p text:style-name="Standard"><text:s text:c="6"/>\Input{klonen} erzeugt einen Part, der sich die Midi- Audio- oder</text:p>
      <text:p text:style-name="Standard"><text:soft-page-break/><text:s text:c="12"/>Controllerdaten mit dem Quellpart teilt. Wird ein Event in</text:p>
      <text:p text:style-name="Standard"><text:s text:c="12"/>einem Clone-Parts verändert, so verändern sich auch alle</text:p>
      <text:p text:style-name="Standard"><text:s text:c="12"/>Clones.</text:p>
      <text:p text:style-name="Standard"/>
      <text:p text:style-name="Standard"><text:s text:c="6"/>\Input{Stumm} Parts können stumm geschaltet werden. Stumme Parts</text:p>
      <text:p text:style-name="Standard"><text:s text:c="12"/>werden im Arranger grau dargestellt.</text:p>
      <text:p text:style-name="Standard"/>
      <text:p text:style-name="Standard"><text:s text:c="6"/>\par</text:p>
      <text:p text:style-name="Standard"><text:s text:c="6"/>\blank[big]</text:p>
      <text:p text:style-name="Standard"/>
      <text:p text:style-name="Standard"><text:s text:c="2"/>\section{Midi Routing}</text:p>
      <text:p text:style-name="Standard"/>
      <text:p text:style-name="Standard"><text:s text:c="2"/>\section{Midi Setup}</text:p>
      <text:p text:style-name="Standard"><text:s text:c="2"/>\subsection{Einfaches Setup}</text:p>
      <text:p text:style-name="Standard"/>
      <text:p text:style-name="Standard"><text:s text:c="6"/>In einem einfachen Setup ist jeder Midi Anschluss des Rechners </text:p>
      <text:p text:style-name="Standard"><text:s text:c="6"/>jeweils mit nur einem Midi Gerät verbunden. Außerdem hat jede</text:p>
      <text:p text:style-name="Standard"><text:s text:c="6"/>Midi Spur einen eigenen Midi Kanal.</text:p>
      <text:p text:style-name="Standard"><text:s text:c="6"/>Dieses Setup ist am flexibelsten und sollte nach Möglichkeit</text:p>
      <text:p text:style-name="Standard"><text:s text:c="6"/>immer verwendet werden.</text:p>
      <text:p text:style-name="Standard"/>
      <text:p text:style-name="Standard"><text:s text:c="2"/>\subsection{Erweitertes Setup}</text:p>
      <text:p text:style-name="Standard"/>
      <text:p text:style-name="Standard"><text:s text:c="6"/>\index{mehrere Midi Spuren für einen Midi Kanal}</text:p>
      <text:p text:style-name="Standard"><text:s text:c="6"/>Im erweiterten Setup werden mehrere Midi Spuren auf den gleichen</text:p>
      <text:p text:style-name="Standard"><text:s text:c="6"/>Midi Kanal geroutet. Es ist zu beachten, das Midi Controller</text:p>
      <text:p text:style-name="Standard"><text:s text:c="6"/>natürlich immer für alle Spuren des Kanals gelten. Controller </text:p>
      <text:p text:style-name="Standard"><text:s text:c="6"/>können nicht individuell für jede Spur eingestellt werden.</text:p>
      <text:p text:style-name="Standard"/>
      <text:p text:style-name="Standard"><text:s text:c="2"/>\subsection{Komplexes Setup}</text:p>
      <text:p text:style-name="Standard"><text:s text:c="6"/>\index{mehrere Geräte an einem Midi Anschluß}</text:p>
      <text:p text:style-name="Standard"><text:s text:c="6"/>Als komplex bezeichnen wir ein Setup, in dem an einem Midi Anschluß</text:p>
      <text:p text:style-name="Standard"><text:s text:c="6"/>mehrere Midi Geräte angeschlossen sind.</text:p>
      <text:p text:style-name="Standard"><text:s text:c="6"/>Jedes Gerät belegt einen oder mehrere der verfügbaren 16 Midi</text:p>
      <text:p text:style-name="Standard"><text:s text:c="6"/>Kanäle. Es ist darauf zu achten, das die vergebenen Kanäle nicht</text:p>
      <text:p text:style-name="Standard"><text:s text:c="6"/>überlappen. Dazu müssen die angeschlossenen Midi Geräte so </text:p>
      <text:p text:style-name="Standard"><text:s text:c="6"/>konfiguriert werden, das sie nur auf die ihnen zugewiesenen Kanäle</text:p>
      <text:p text:style-name="Standard"><text:s text:c="6"/>reagieren.</text:p>
      <text:p text:style-name="Standard"/>
      <text:p text:style-name="Standard"><text:s text:c="6"/>Midi Meldungen, die nicht kanalgebunden sind (wie z.B. Sysex </text:p>
      <text:p text:style-name="Standard"><text:s text:c="6"/>Meldungen) können an bestimmte Geräte gesendet werden, indem</text:p>
      <text:p text:style-name="Standard"><text:s text:c="6"/>man jedem Gerät eine individuelle Geräte-Id gibt. Diese Geräte-Id</text:p>
      <text:p text:style-name="Standard"><text:s text:c="6"/>muß dann in die entsprechenden Meldungen als Zieladresse angegeben</text:p>
      <text:p text:style-name="Standard"><text:s text:c="6"/>werden. </text:p>
      <text:p text:style-name="Standard"/>
      <text:p text:style-name="Standard"><text:s text:c="6"/>Da Midi Verbindungen nur eine sehr bescheidene \index{Midi Bandbreite}</text:p>
      <text:p text:style-name="Standard"><text:s text:c="6"/>Bandbreite besitzen, sollte nach Möglichkeit das komplexe Setup </text:p>
      <text:p text:style-name="Standard"><text:s text:c="6"/>vermieden werden.</text:p>
      <text:p text:style-name="Standard"><text:s text:c="6"/></text:p>
      <text:p text:style-name="Standard"><text:s text:c="2"/>\section{Midi Eingänge}</text:p>
      <text:p text:style-name="Standard"><text:s text:c="6"/>Ein Midi Eingang wird im Mixer als Strip und im Arranger als</text:p>
      <text:p text:style-name="Standard"><text:s text:c="6"/>eigene Spur gezeigt.</text:p>
      <text:p text:style-name="Standard"><text:soft-page-break/></text:p>
      <text:p text:style-name="Standard"><text:s text:c="6"/>Ein Midi Eingang hat folgende Eigenschaften:</text:p>
      <text:p text:style-name="Standard"/>
      <text:p text:style-name="Standard"><text:s text:c="6"/>\blank[big]</text:p>
      <text:p text:style-name="Standard"><text:s text:c="6"/>\Input{Alsa Port:} dies ist die Route zu einem ALSA Midi Eingangs</text:p>
      <text:p text:style-name="Standard"><text:s text:c="9"/>Port. Ein ALSA Port kann mit mehreren Midi Eingängen verbunden</text:p>
      <text:p text:style-name="Standard"><text:s text:c="9"/>werden.</text:p>
      <text:p text:style-name="Standard"><text:s text:c="6"/>\Input{Plugins:} die von ALSA gelesenen Midi Events können durch</text:p>
      <text:p text:style-name="Standard"><text:s text:c="9"/>mehrere Plugins geroutet werden. Verfügbare Plugins filtern oder</text:p>
      <text:p text:style-name="Standard"><text:s text:c="9"/>verändern die Midi Events.</text:p>
      <text:p text:style-name="Standard"><text:s text:c="6"/>\Input{Outputs:} ein Midi Eingang hat 16 Ausgänge, jeweils ein</text:p>
      <text:p text:style-name="Standard"><text:s text:c="9"/>Ausgang für jeden Midi Kanal. Jeder Midi Kanal kann individuell</text:p>
      <text:p text:style-name="Standard"><text:s text:c="9"/>zu einem oder mehreren Midi Spuren geroutet werden.</text:p>
      <text:p text:style-name="Standard"><text:s text:c="9"/>Midi Events, die von den Midi Spuren empfangen werden, haben</text:p>
      <text:p text:style-name="Standard"><text:s text:c="9"/>keine Kanal-Information mehr.</text:p>
      <text:p text:style-name="Standard"><text:s text:c="9"/>In einem einfachen Setup werden alle Kanäle aller Midi Eingänge</text:p>
      <text:p text:style-name="Standard"><text:s text:c="9"/>zu allen Midi Spuren geroutet. Dies ist die Standard Vorgabe.</text:p>
      <text:p text:style-name="Standard"><text:s text:c="9"/>\par</text:p>
      <text:p text:style-name="Standard"/>
      <text:p text:style-name="Standard"><text:s text:c="6"/>\blank[big]</text:p>
      <text:p text:style-name="Standard"/>
      <text:p text:style-name="Standard"><text:s text:c="2"/>\section{Midi Spur}</text:p>
      <text:p text:style-name="Standard"><text:s text:c="6"/>Die Midi Spur enthält alle Midi Note On/off Events. Sie wird im</text:p>
      <text:p text:style-name="Standard"><text:s text:c="6"/>Mixer als Strip und im Arranger als Spur dargestellt. Die</text:p>
      <text:p text:style-name="Standard"><text:s text:c="6"/>Strip Darstellung im Mixer ist nicht sehr interessant, da eine</text:p>
      <text:p text:style-name="Standard"><text:s text:c="6"/>Midi Spur kaum eigene Mixer relevante Parameter besitzt. In einem </text:p>
      <text:p text:style-name="Standard"><text:s text:c="6"/>normalen Setup sollten Midi Spuren im Mixer ausgeblendet werden.</text:p>
      <text:p text:style-name="Standard"/>
      <text:p text:style-name="Standard"><text:s text:c="6"/>Midi Spur Eigenschaften:</text:p>
      <text:p text:style-name="Standard"/>
      <text:p text:style-name="Standard"><text:s text:c="6"/>\blank[big]</text:p>
      <text:p text:style-name="Standard"><text:s text:c="6"/>\Input{Record:} schaltet die Spur in den Record Modus</text:p>
      <text:p text:style-name="Standard"/>
      <text:p text:style-name="Standard"><text:s text:c="6"/>\Input{Monitor:} ist der Monitor Schalter eingeschaltet, werden</text:p>
      <text:p text:style-name="Standard"><text:s text:c="12"/>bei Record alle Input Events zum Ausgang weitergereicht.</text:p>
      <text:p text:style-name="Standard"><text:s text:c="12"/>Achtung: dies kann möglicherweise zu Midi Rückkopplungen</text:p>
      <text:p text:style-name="Standard"><text:s text:c="12"/>führen!</text:p>
      <text:p text:style-name="Standard"/>
      <text:p text:style-name="Standard"><text:s text:c="6"/>\Input{Mute:} schaltet die Spur stumm</text:p>
      <text:p text:style-name="Standard"/>
      <text:p text:style-name="Standard"><text:s text:c="6"/>\Input{Solo:} ---nocht nicht definiert---</text:p>
      <text:p text:style-name="Standard"/>
      <text:p text:style-name="Standard"><text:s text:c="6"/>\Input{Eingang:} die Spur Eingänge können zu Midi Eingängen</text:p>
      <text:p text:style-name="Standard"><text:s text:c="12"/>geroutet werden</text:p>
      <text:p text:style-name="Standard"/>
      <text:p text:style-name="Standard"><text:s text:c="6"/>\Input{Ausgang:} der Spur Ausgang kann zu einem oder mehreren</text:p>
      <text:p text:style-name="Standard"><text:s text:c="12"/>Midi Kanälen geroutet werden. Midi Kanäle sind immer mit</text:p>
      <text:p text:style-name="Standard"><text:s text:c="12"/>einem Midi Port verbunden.</text:p>
      <text:p text:style-name="Standard"/>
      <text:p text:style-name="Standard"><text:s text:c="6"/>\blank[big]</text:p>
      <text:p text:style-name="Standard"/>
      <text:p text:style-name="Standard"><text:s text:c="2"/>\section{Midi Kanäle}</text:p>
      <text:p text:style-name="Standard"><text:soft-page-break/><text:s text:c="6"/>Midi Kanäle enthalten normalerweise alle Midi Controller Events.</text:p>
      <text:p text:style-name="Standard"/>
      <text:p text:style-name="Standard"><text:s text:c="6"/>Midi Kanal Eigenschaften:</text:p>
      <text:p text:style-name="Standard"/>
      <text:p text:style-name="Standard"><text:s text:c="6"/>\blank[big]</text:p>
      <text:p text:style-name="Standard"/>
      <text:p text:style-name="Standard"><text:s text:c="6"/>\blank[big]</text:p>
      <text:p text:style-name="Standard"/>
      <text:p text:style-name="Standard"><text:s text:c="2"/>\section{Midi Port}</text:p>
      <text:p text:style-name="Standard"/>
      <text:p text:style-name="Standard"><text:s text:c="6"/>\index{Midi Port} Ein Midi Port representiert ein externes Midi </text:p>
      <text:p text:style-name="Standard"><text:s text:c="6"/>Gerät und hat folgende Eigenschaften:</text:p>
      <text:p text:style-name="Standard"/>
      <text:p text:style-name="Standard"><text:s text:c="6"/>\blank[big]</text:p>
      <text:p text:style-name="Standard"><text:s text:c="6"/>\Input{Instrument:} \index{Midi Instrument} beschreibt die </text:p>
      <text:p text:style-name="Standard"><text:s text:c="8"/>Eigenschaften des externen</text:p>
      <text:p text:style-name="Standard"><text:s text:c="8"/>Midi Instruments. Das Instrument kann aus einer Liste verfügbarer</text:p>
      <text:p text:style-name="Standard"><text:s text:c="8"/>Instrumentbeschreibungen ausgewählt werden.</text:p>
      <text:p text:style-name="Standard"/>
      <text:p text:style-name="Standard"><text:s text:c="6"/>\Input{Master Volume:} \index{Midi Master Volume} ist ein Midi </text:p>
      <text:p text:style-name="Standard"><text:s text:c="6"/>Controller, der die Lautstärke für alle Channel des Midi Ports </text:p>
      <text:p text:style-name="Standard"><text:s text:c="6"/>einstellt.</text:p>
      <text:p text:style-name="Standard"/>
      <text:p text:style-name="Standard"><text:s text:c="6"/>\Input{Geräte Id:} \index{Midi Geräte Id} werden mehrere Midigeräte </text:p>
      <text:p text:style-name="Standard"><text:s text:c="6"/>an einen Midi Port</text:p>
      <text:p text:style-name="Standard"><text:s text:c="6"/>angeschlossen, so müssen alle Geräte eine eindeutige Geräte Id</text:p>
      <text:p text:style-name="Standard"><text:s text:c="6"/>besitzen. Mit dieser Id kann dann ein bestimmtes Gerät</text:p>
      <text:p text:style-name="Standard"><text:s text:c="6"/>ausgewählt werden.</text:p>
      <text:p text:style-name="Standard"/>
      <text:p text:style-name="Standard"><text:s text:c="6"/>\Input{Alsa Port:} dies ist die Route zu einem ALSA Midi Port.</text:p>
      <text:p text:style-name="Standard"><text:s text:c="6"/>Ein Port Ausgang kann mit mehreren ALSA Ports verbunden werden.</text:p>
      <text:p text:style-name="Standard"/>
      <text:p text:style-name="Standard"><text:s text:c="6"/>\blank[big]</text:p>
      <text:p text:style-name="Standard"/>
      <text:p text:style-name="Standard"><text:s text:c="6"/>Jeder Midi Port besitzt 16 Kanäle.</text:p>
      <text:p text:style-name="Standard"/>
      <text:p text:style-name="Standard"><text:s text:c="2"/>\section{Midi Synthesizer}</text:p>
      <text:p text:style-name="Standard"/>
      <text:p text:style-name="Standard"/>
      <text:p text:style-name="Standard"/>
      <text:p text:style-name="Standard"/>
      <text:p text:style-name="Standard"/>
      <text:h text:style-name="Heading_20_1" text:outline-level="1">Automation</text:h>
      <text:p text:style-name="Standard"><text:s text:c="5"/></text:p>
      <text:p text:style-name="Standard">%% \chapter{Automation}</text:p>
      <text:p text:style-name="Standard">\section{Betriebsarten}</text:p>
      <text:p text:style-name="Standard"/>
      <text:p text:style-name="Standard"><text:s text:c="6"/>In \M\ gibt es vier verschiedene Automations-Betriebsarten:</text:p>
      <text:p text:style-name="Standard"/>
      <text:p text:style-name="Standard"><text:s text:c="6"/>\blank[big]</text:p>
      <text:p text:style-name="Standard"><text:soft-page-break/><text:s text:c="6"/>\Input{Manuell:} </text:p>
      <text:p text:style-name="Standard"><text:s text:c="6"/>Im manuellen Modus kommen Controllerveränderungen nur</text:p>
      <text:p text:style-name="Standard"><text:s text:c="6"/>vom Mixer oder ChannelInfo. Die Schieber, Regler und</text:p>
      <text:p text:style-name="Standard"><text:s text:c="6"/>Eigabefelder zeigen den aktuellen Zustand der Midigeräte.</text:p>
      <text:p text:style-name="Standard"><text:s text:c="6"/>Wird z.B. der Volume Schieber bewegt, wo werden sofort</text:p>
      <text:p text:style-name="Standard"><text:s text:c="6"/>entsprechende Midi Events zu den angeschlossenen Midigeräten</text:p>
      <text:p text:style-name="Standard"><text:s text:c="6"/>geschickt.</text:p>
      <text:p text:style-name="Standard"/>
      <text:p text:style-name="Standard"><text:s text:c="6"/>\Input{Read:}</text:p>
      <text:p text:style-name="Standard"><text:s text:c="6"/>Die aktuellen Controllerwerte kommen ausschließlich von den</text:p>
      <text:p text:style-name="Standard"><text:s text:c="6"/>aufgezeichneten Controller Spuren.</text:p>
      <text:p text:style-name="Standard"><text:s text:c="6"/>Schieber und Regler des Mixers und des ChannelInfo Windows</text:p>
      <text:p text:style-name="Standard"><text:s text:c="6"/>können manuell nicht verändert werden.</text:p>
      <text:p text:style-name="Standard"/>
      <text:p text:style-name="Standard"><text:s text:c="6"/>\Input{Write:}</text:p>
      <text:p text:style-name="Standard"><text:s text:c="6"/>Bei Play oder Record werden alte Controllerwerte</text:p>
      <text:p text:style-name="Standard"><text:s text:c="6"/>durch die Werte der Schieber und Regler berschrieben.</text:p>
      <text:p text:style-name="Standard"/>
      <text:p text:style-name="Standard"><text:s text:c="6"/>\Input{Read/Write:}</text:p>
      <text:p text:style-name="Standard"><text:s text:c="6"/>Wird ein Schieber oder Regler angeclickt, so wird die</text:p>
      <text:p text:style-name="Standard"><text:s text:c="6"/>Automation Betriebsart bis zum ''release'' von ''read'' auf ''write''</text:p>
      <text:p text:style-name="Standard"><text:s text:c="6"/>umgeschaltet. Alle Controllerbewegungen werden aufgezeichnet</text:p>
      <text:p text:style-name="Standard"><text:s text:c="6"/>und überschreiben alte Werte.</text:p>
      <text:p text:style-name="Standard"/>
      <text:p text:style-name="Standard"><text:s text:c="6"/>\blank[big]</text:p>
      <text:p text:style-name="Standard"/>
      <text:p text:style-name="Standard"/>
      <text:h text:style-name="Heading_20_1" text:outline-level="1">Funktionsreferenz</text:h>
      <text:h text:style-name="MScoreHeader2" text:outline-level="2">Hauptfenster</text:h>
      <text:h text:style-name="Heading_20_3" text:outline-level="3">Menüs</text:h>
      <text:p text:style-name="Standard"><text:s text:c="12"/>Projekt</text:p>
      <text:p text:style-name="Standard"><text:s text:c="18"/>Open Project</text:p>
      <text:p text:style-name="Standard"><text:s text:c="18"/>Open Recent</text:p>
      <text:p text:style-name="Standard"><text:s text:c="18"/>Save Project</text:p>
      <text:p text:style-name="Standard"><text:s text:c="18"/>Import Midifile</text:p>
      <text:p text:style-name="Standard"><text:s text:c="18"/>Export Midifile</text:p>
      <text:p text:style-name="Standard"><text:s text:c="18"/>Import Wavefile</text:p>
      <text:p text:style-name="Standard"><text:s text:c="18"/>Quit</text:p>
      <text:p text:style-name="Standard"><text:s text:c="12"/>Edit</text:p>
      <text:p text:style-name="Standard"><text:s text:c="18"/>Undo</text:p>
      <text:p text:style-name="Standard"><text:s text:c="18"/>Redo</text:p>
      <text:p text:style-name="Standard"><text:s text:c="18"/>Cut</text:p>
      <text:p text:style-name="Standard"><text:s text:c="18"/>Copy</text:p>
      <text:p text:style-name="Standard"><text:s text:c="18"/>Paste</text:p>
      <text:p text:style-name="Standard"><text:s text:c="18"/>Delete Parts</text:p>
      <text:p text:style-name="Standard"><text:s text:c="18"/>Delete Selected Tracks</text:p>
      <text:p text:style-name="Standard"><text:s text:c="18"/>Add Track</text:p>
      <text:p text:style-name="Standard"><text:soft-page-break/><text:s text:c="24"/>Add Midi Track</text:p>
      <text:p text:style-name="Standard"><text:s text:c="24"/>Add Midi Output</text:p>
      <text:p text:style-name="Standard"><text:s text:c="24"/>Add Midi Input</text:p>
      <text:p text:style-name="Standard"><text:s text:c="24"/>Add Midi Generator</text:p>
      <text:p text:style-name="Standard"><text:s text:c="24"/>Add Wave Track</text:p>
      <text:p text:style-name="Standard"><text:s text:c="24"/>Add Audio Output</text:p>
      <text:p text:style-name="Standard"><text:s text:c="24"/>Add Audio Group</text:p>
      <text:p text:style-name="Standard"><text:s text:c="24"/>Add Audio Input</text:p>
      <text:p text:style-name="Standard"><text:s text:c="24"/>Add Soft Synth</text:p>
      <text:p text:style-name="Standard"><text:s text:c="18"/>Select</text:p>
      <text:p text:style-name="Standard"><text:s text:c="24"/>Select All</text:p>
      <text:p text:style-name="Standard"><text:s text:c="24"/>Deselect All</text:p>
      <text:p text:style-name="Standard"><text:s text:c="24"/>Invert Selection</text:p>
      <text:p text:style-name="Standard"><text:s text:c="24"/>Inside Loop</text:p>
      <text:p text:style-name="Standard"><text:s text:c="24"/>Outside Loop</text:p>
      <text:p text:style-name="Standard"><text:s text:c="24"/>All Parts on Track</text:p>
      <text:p text:style-name="Standard"><text:s text:c="18"/>Pianoroll</text:p>
      <text:p text:style-name="Standard"><text:s text:c="18"/>Midi Tracker</text:p>
      <text:p text:style-name="Standard"><text:s text:c="18"/>Drums</text:p>
      <text:p text:style-name="Standard"><text:s text:c="18"/>List</text:p>
      <text:p text:style-name="Standard"><text:s text:c="18"/>Master Track</text:p>
      <text:p text:style-name="Standard"><text:s text:c="18"/>Project Properties</text:p>
      <text:p text:style-name="Standard"/>
      <text:p text:style-name="Standard"><text:s text:c="12"/>View</text:p>
      <text:p text:style-name="Standard"><text:s text:c="18"/>Transport Panel</text:p>
      <text:p text:style-name="Standard"><text:s text:c="18"/>Bigtime Window</text:p>
      <text:p text:style-name="Standard"><text:s text:c="18"/>Mixer 1</text:p>
      <text:p text:style-name="Standard"><text:s text:c="18"/>Mixer 2</text:p>
      <text:p text:style-name="Standard"><text:s text:c="18"/>Marker</text:p>
      <text:p text:style-name="Standard"/>
      <text:p text:style-name="Standard"><text:s text:c="12"/>Structure</text:p>
      <text:p text:style-name="Standard"><text:s text:c="18"/>Global Cut</text:p>
      <text:p text:style-name="Standard"><text:s text:c="18"/>Global Insert</text:p>
      <text:p text:style-name="Standard"><text:s text:c="18"/>Global Split</text:p>
      <text:p text:style-name="Standard"><text:s text:c="18"/>Copy Range</text:p>
      <text:p text:style-name="Standard"><text:s text:c="18"/>Cut Events</text:p>
      <text:p text:style-name="Standard"><text:s text:c="12"/>Midi</text:p>
      <text:p text:style-name="Standard"><text:s text:c="18"/>Edit Instrument</text:p>
      <text:p text:style-name="Standard"><text:s text:c="18"/>Reset Instr.</text:p>
      <text:p text:style-name="Standard"><text:s text:c="18"/>Init Instr.</text:p>
      <text:p text:style-name="Standard"><text:s text:c="18"/>local off</text:p>
      <text:p text:style-name="Standard"><text:s text:c="12"/>Audio</text:p>
      <text:p text:style-name="Standard"><text:s text:c="18"/>Bounce To Track</text:p>
      <text:p text:style-name="Standard"><text:s text:c="18"/>Bounce To File</text:p>
      <text:p text:style-name="Standard"><text:s text:c="18"/>Restart Audio</text:p>
      <text:p text:style-name="Standard"><text:s text:c="12"/>Settings</text:p>
      <text:p text:style-name="Standard"><text:s text:c="18"/>Configure Shortcuts</text:p>
      <text:p text:style-name="Standard"><text:s text:c="18"/>Follow Song</text:p>
      <text:p text:style-name="Standard"><text:s text:c="24"/>dont follow Song</text:p>
      <text:p text:style-name="Standard"><text:s text:c="24"/>follow page</text:p>
      <text:p text:style-name="Standard"><text:s text:c="24"/>follow continuous</text:p>
      <text:p text:style-name="Standard"><text:s text:c="18"/>Midi Sync</text:p>
      <text:p text:style-name="Standard"><text:soft-page-break/><text:s text:c="18"/>Midi File Export</text:p>
      <text:p text:style-name="Standard"><text:s text:c="18"/>Preferences</text:p>
      <text:p text:style-name="Standard"/>
      <text:p text:style-name="Standard"><text:s text:c="12"/>Help</text:p>
      <text:p text:style-name="Standard"><text:s text:c="18"/>Manual</text:p>
      <text:p text:style-name="Standard"><text:s text:c="18"/>MusE Homepage</text:p>
      <text:p text:style-name="Standard"><text:s text:c="18"/>Report Bug</text:p>
      <text:p text:style-name="Standard"><text:s text:c="18"/>About MusE</text:p>
      <text:p text:style-name="Standard"><text:s text:c="18"/>About Qt</text:p>
      <text:p text:style-name="Standard"><text:s text:c="18"/>What's This</text:p>
      <text:p text:style-name="Standard"/>
      <text:p text:style-name="Standard"><text:s text:c="6"/>\subsection{Werkzeugleisten}</text:p>
      <text:p text:style-name="Standard"><text:s text:c="12"/>Project Buttons</text:p>
      <text:p text:style-name="Standard"><text:s text:c="18"/>Open</text:p>
      <text:p text:style-name="Standard"><text:s text:c="18"/>Save</text:p>
      <text:p text:style-name="Standard"><text:s text:c="18"/>Whats This</text:p>
      <text:p text:style-name="Standard"><text:s text:c="18"/>Undo</text:p>
      <text:p text:style-name="Standard"><text:s text:c="18"/>Redo</text:p>
      <text:p text:style-name="Standard"><text:s text:c="12"/>Edit Tools</text:p>
      <text:p text:style-name="Standard"><text:s text:c="18"/>Zeiger</text:p>
      <text:p text:style-name="Standard"><text:s text:c="18"/>Stift</text:p>
      <text:p text:style-name="Standard"><text:s text:c="18"/>Radiergummi</text:p>
      <text:p text:style-name="Standard"><text:s text:c="18"/>Schere</text:p>
      <text:p text:style-name="Standard"><text:s text:c="18"/>Kleber</text:p>
      <text:p text:style-name="Standard"><text:s text:c="18"/>Linientool</text:p>
      <text:p text:style-name="Standard"><text:s text:c="18"/>Mute</text:p>
      <text:p text:style-name="Standard"><text:s text:c="12"/>Transport</text:p>
      <text:p text:style-name="Standard"><text:s text:c="18"/>Loop</text:p>
      <text:p text:style-name="Standard"><text:s text:c="18"/>Punch In</text:p>
      <text:p text:style-name="Standard"><text:s text:c="18"/>Punch Out</text:p>
      <text:p text:style-name="Standard"><text:s text:c="18"/>Gehe nach Anfang</text:p>
      <text:p text:style-name="Standard"><text:s text:c="18"/>Zurückspulen</text:p>
      <text:p text:style-name="Standard"><text:s text:c="18"/>Vorspulen</text:p>
      <text:p text:style-name="Standard"><text:s text:c="18"/>Stop</text:p>
      <text:p text:style-name="Standard"><text:s text:c="18"/>Play</text:p>
      <text:p text:style-name="Standard"><text:s text:c="18"/>Record</text:p>
      <text:p text:style-name="Standard"><text:s text:c="12"/>Panic</text:p>
      <text:p text:style-name="Standard"><text:s text:c="12"/>Arranger</text:p>
      <text:p text:style-name="Standard"><text:s text:c="18"/>Cursor</text:p>
      <text:p text:style-name="Standard"><text:s text:c="18"/>Snap</text:p>
      <text:p text:style-name="Standard"><text:s text:c="18"/>Len</text:p>
      <text:p text:style-name="Standard"><text:s text:c="18"/>Pitch</text:p>
      <text:p text:style-name="Standard"><text:s text:c="18"/>Tempo</text:p>
      <text:p text:style-name="Standard"><text:s text:c="18"/>50%</text:p>
      <text:p text:style-name="Standard"><text:s text:c="18"/>N</text:p>
      <text:p text:style-name="Standard"><text:s text:c="18"/>200%</text:p>
      <text:p text:style-name="Standard"><text:s text:c="12"/>Trackliste</text:p>
      <text:p text:style-name="Standard"><text:s text:c="18"/>Einstellungen</text:p>
      <text:p text:style-name="Standard"><text:s text:c="18"/>m <text:s text:c="4"/>global Mute</text:p>
      <text:p text:style-name="Standard"><text:s text:c="18"/>s <text:s text:c="4"/>global Solo</text:p>
      <text:p text:style-name="Standard"><text:s text:c="18"/>aR <text:s text:c="3"/>global AutomationRead</text:p>
      <text:p text:style-name="Standard"><text:s text:c="18"/>aW <text:s text:c="3"/>global AutomationWrite</text:p>
      <text:p text:style-name="Standard"><text:soft-page-break/></text:p>
      <text:p text:style-name="Standard"><text:s text:c="12"/>Info Button</text:p>
      <text:p text:style-name="Standard"><text:s text:c="12"/>Mixer Button</text:p>
      <text:p text:style-name="Standard"/>
      <text:p text:style-name="Standard"><text:s text:c="6"/>\subsection{Trackliste}</text:p>
      <text:p text:style-name="Standard"><text:s text:c="12"/>Midi Input</text:p>
      <text:p text:style-name="Standard"><text:s text:c="12"/>Midi Output</text:p>
      <text:p text:style-name="Standard"><text:s text:c="12"/>Midi Track</text:p>
      <text:p text:style-name="Standard"><text:s text:c="12"/>Midi Synthesizer</text:p>
      <text:p text:style-name="Standard"><text:s text:c="12"/>Audio Track</text:p>
      <text:p text:style-name="Standard"><text:s text:c="12"/>Audio Input</text:p>
      <text:p text:style-name="Standard"><text:s text:c="12"/>Audio Output</text:p>
      <text:p text:style-name="Standard"><text:s text:c="12"/>Audio Group</text:p>
      <text:p text:style-name="Standard"><text:s text:c="12"/>Audio Synthesizer</text:p>
      <text:p text:style-name="Standard"/>
      <text:p text:style-name="Standard"><text:s text:c="6"/>\subsection{Arranger}</text:p>
      <text:p text:style-name="Standard"><text:s text:c="12"/>Lineal</text:p>
      <text:p text:style-name="Standard"><text:s text:c="12"/>Marker</text:p>
      <text:p text:style-name="Standard"><text:s text:c="12"/>Locator</text:p>
      <text:p text:style-name="Standard"/>
      <text:p text:style-name="Standard"><text:s text:c="6"/></text:p>
      <text:p text:style-name="Standard"><text:s text:c="3"/>\section{Globale Editor Funktionen}</text:p>
      <text:p text:style-name="Standard"><text:s text:c="6"/>\subsection{Globaler Schnitt}</text:p>
      <text:p text:style-name="Standard"><text:s text:c="9"/>Die ''Globaler Schnitt''-Funktion enfernt auf allen Spuren den Bereich </text:p>
      <text:p text:style-name="Standard"><text:s text:c="9"/>zwischen der linken und rechten Marke. Nachfolgende Events rücken </text:p>
      <text:p text:style-name="Standard"><text:s text:c="9"/>dabei auf. Auch Markerposition und Tempoevents werden</text:p>
      <text:p text:style-name="Standard"><text:s text:c="9"/>verschoben. Lediglich stumm geschaltete Spuren werden nicht </text:p>
      <text:p text:style-name="Standard"><text:s text:c="9"/>berücksichtigt.</text:p>
      <text:p text:style-name="Standard"/>
      <text:p text:style-name="Standard"><text:s text:c="6"/>\subsection{Global Einfügen}</text:p>
      <text:p text:style-name="Standard"><text:s text:c="9"/>Mit der ''Global Einfügen''-Funktion kann ein leerer Bereich eingefügt </text:p>
      <text:p text:style-name="Standard"><text:s text:c="9"/>werden. Der Bereich wird an der Position des linken Markers </text:p>
      <text:p text:style-name="Standard"><text:s text:c="9"/>eingefügt. Die Dauer des eingefügten Bereichs entspricht dem Abstand </text:p>
      <text:p text:style-name="Standard"><text:s text:c="9"/>zwischen linker und rechter Marke. Marker und Tempoevents hinter der </text:p>
      <text:p text:style-name="Standard"><text:s text:c="9"/>Einfügeposition werden entsprechend verschoben.</text:p>
      <text:p text:style-name="Standard"><text:s text:c="9"/>Stumm geschaltete Spuren werden nicht verändert.</text:p>
      <text:p text:style-name="Standard"/>
      <text:p text:style-name="Standard"><text:s text:c="6"/>\subsection{Global Splitten}</text:p>
      <text:p text:style-name="Standard"><text:s text:c="9"/>Die ''Global Splitten''-Funktion entspricht der Scheren-Funktion für </text:p>
      <text:p text:style-name="Standard"><text:s text:c="9"/>einzelne Parts. Im Gegensatz zur Scheren-Funktion wird jedoch nicht </text:p>
      <text:p text:style-name="Standard"><text:s text:c="9"/>ein Part, sondern alle Parts an der aktuellen Markerposition </text:p>
      <text:p text:style-name="Standard"><text:s text:c="9"/>geschnitten. Dies gilt nicht für stummgeschaltete Spuren.</text:p>
      <text:p text:style-name="Standard"/>
      <text:p text:style-name="Standard"><text:s text:c="6"/>\subsection{Bereich Kopieren} <text:s text:c="16"/></text:p>
      <text:p text:style-name="Standard"><text:s text:c="9"/>Mit der ''Global Kopieren''-Funktion können komplette Teile eines </text:p>
      <text:p text:style-name="Standard"><text:s text:c="9"/>Songs an eine andere Stelle kopiert werden:</text:p>
      <text:p text:style-name="Standard"/>
      <text:p text:style-name="Standard"><text:s text:c="9"/>\startitemize[packed]</text:p>
      <text:p text:style-name="Standard"><text:s text:c="9"/>\item stellen Sie die linke Marke an den Anfang des zu kopierenden </text:p>
      <text:p text:style-name="Standard"><text:s text:c="15"/>Bereichs</text:p>
      <text:p text:style-name="Standard"><text:s text:c="9"/>\item stellen Sie die rechte Marke an das Ende des zu kopierenden </text:p>
      <text:p text:style-name="Standard"><text:s text:c="15"/>Bereichs</text:p>
      <text:p text:style-name="Standard"><text:soft-page-break/><text:s text:c="9"/>\item setzen Sie den Lokator an die Einfgestelle</text:p>
      <text:p text:style-name="Standard"><text:s text:c="9"/>\item wählen Sie ''Copy Range'' aus dem ''Struktur'' Menü.</text:p>
      <text:p text:style-name="Standard"><text:s text:c="9"/>\stopitemize</text:p>
      <text:p text:style-name="Standard"/>
      <text:p text:style-name="Standard"><text:s text:c="9"/>Wie bei allen anderen Strukturkommandos werden stummgeschaltete </text:p>
      <text:p text:style-name="Standard"><text:s text:c="9"/>Spuren nicht berücksichtigt.</text:p>
      <text:p text:style-name="Standard"/>
      <text:p text:style-name="Standard"><text:s text:c="3"/>\section{Arranger}</text:p>
      <text:p text:style-name="Standard"><text:s text:c="6"/>\subsection{Spurtypen}</text:p>
      <text:p text:style-name="Standard"><text:s text:c="9"/>\startitemize[packed]</text:p>
      <text:p text:style-name="Standard"><text:s text:c="12"/>\item Midispur</text:p>
      <text:p text:style-name="Standard"><text:s text:c="12"/>\item Audiospur</text:p>
      <text:p text:style-name="Standard"><text:s text:c="12"/>\item Midiinput</text:p>
      <text:p text:style-name="Standard"><text:s text:c="12"/>\item Midioutput</text:p>
      <text:p text:style-name="Standard"><text:s text:c="12"/>\item Midigenerator</text:p>
      <text:p text:style-name="Standard"><text:s text:c="12"/>\item Audioinput</text:p>
      <text:p text:style-name="Standard"><text:s text:c="12"/>\item Audiooutput</text:p>
      <text:p text:style-name="Standard"><text:s text:c="12"/>\item Audiogruppe</text:p>
      <text:p text:style-name="Standard"><text:s text:c="12"/>\item Software Synthesizer</text:p>
      <text:p text:style-name="Standard"><text:s text:c="9"/>\stopitemize</text:p>
      <text:p text:style-name="Standard"/>
      <text:p text:style-name="Standard"><text:s text:c="6"/>\subsection{Spur Operationen}</text:p>
      <text:p text:style-name="Standard"><text:s text:c="9"/>\startitemize[packed]</text:p>
      <text:p text:style-name="Standard"><text:s text:c="12"/>\item Spur erzeugen</text:p>
      <text:p text:style-name="Standard"><text:s text:c="12"/>\item Spur löschen</text:p>
      <text:p text:style-name="Standard"><text:s text:c="12"/>\item Spur verschieben</text:p>
      <text:p text:style-name="Standard"><text:s text:c="12"/>\item Spur kopieren</text:p>
      <text:p text:style-name="Standard"><text:s text:c="9"/>\stopitemize</text:p>
      <text:p text:style-name="Standard"/>
      <text:p text:style-name="Standard"><text:s text:c="6"/>\subsection{Part Operationen}</text:p>
      <text:p text:style-name="Standard"><text:s text:c="9"/>\startitemize[packed]</text:p>
      <text:p text:style-name="Standard"><text:s text:c="12"/>\item Part erzeugen</text:p>
      <text:p text:style-name="Standard"><text:s text:c="12"/>\item Part löschen</text:p>
      <text:p text:style-name="Standard"><text:s text:c="12"/>\item Part verschieben</text:p>
      <text:p text:style-name="Standard"><text:s text:c="12"/>\item Part kopieren</text:p>
      <text:p text:style-name="Standard"><text:s text:c="12"/>\item Part clonen</text:p>
      <text:p text:style-name="Standard"><text:s text:c="12"/>\item Part declonen</text:p>
      <text:p text:style-name="Standard"><text:s text:c="12"/>\item Part nach Vorne verlängern</text:p>
      <text:p text:style-name="Standard"><text:s text:c="12"/>\item Part nach Hinten verlängern</text:p>
      <text:p text:style-name="Standard"><text:s text:c="12"/>\item Part stummschalten</text:p>
      <text:p text:style-name="Standard"><text:s text:c="12"/>\item Part einfärben</text:p>
      <text:p text:style-name="Standard"><text:s text:c="9"/>\stopitemize</text:p>
      <text:p text:style-name="Standard"><text:s text:c="6"/></text:p>
      <text:p text:style-name="Standard"><text:s text:c="3"/>\section{Pianoroll Editor}</text:p>
      <text:p text:style-name="Standard"><text:s text:c="3"/>\section{Drum Editor}</text:p>
      <text:p text:style-name="Standard"><text:s text:c="3"/>\section{Master Editor}</text:p>
      <text:p text:style-name="Standard"/>
      <text:p text:style-name="Standard">\chapter{Installation}</text:p>
      <text:p text:style-name="Standard"><text:s text:c="3"/></text:p>
      <text:p text:style-name="Standard"/>
      <text:p text:style-name="Standard"><text:s text:c="2"/>\section{Tips für Ubuntu/Kubuntu}</text:p>
      <text:p text:style-name="Standard"/>
      <text:p text:style-name="Standard"><text:soft-page-break/><text:s text:c="4"/>\subsection{Alsa-Sequencer}</text:p>
      <text:p text:style-name="Standard"/>
      <text:p text:style-name="Standard"><text:s text:c="6"/>\M\ benötigt das ALSA Sequencer Modul. Dies wird von Ubuntu leider</text:p>
      <text:p text:style-name="Standard"><text:s text:c="6"/>beim Systemstart nicht installiert.</text:p>
      <text:p text:style-name="Standard"/>
      <text:p text:style-name="Standard"><text:s text:c="6"/>Wir können das aber leicht durch einen Eintrag in {\tt /etc/modules}</text:p>
      <text:p text:style-name="Standard"><text:s text:c="6"/>beheben:</text:p>
      <text:p text:style-name="Standard"/>
      <text:p text:style-name="Standard"><text:s text:c="6"/>\starttyping</text:p>
      <text:p text:style-name="Standard"><text:s text:c="12"/>sudo bash</text:p>
      <text:p text:style-name="Standard"><text:s text:c="12"/>modprobe snd-seq</text:p>
      <text:p text:style-name="Standard"><text:s text:c="12"/>echo snd-seq &gt;&gt; /etc/modules</text:p>
      <text:p text:style-name="Standard"><text:s text:c="6"/>\stoptyping</text:p>
      <text:p text:style-name="Standard"/>
      <text:p text:style-name="Standard"><text:s text:c="6"/>(Nachtrag: im aktuellen Ubuntu 04.07 ("festy") wird das Sequencer</text:p>
      <text:p text:style-name="Standard"><text:s text:c="6"/>Modul standardmäßig geladen)</text:p>
      <text:p text:style-name="Standard"/>
      <text:p text:style-name="Standard"><text:s text:c="4"/>\subsection{Realtime Clock}</text:p>
      <text:p text:style-name="Standard"/>
      <text:p text:style-name="Standard"><text:s text:c="6"/>Normalen Programmen ist der Zugriff auf die Echtzeituhr</text:p>
      <text:p text:style-name="Standard"><text:s text:c="6"/>(RTC = "realtime clock") von Linux</text:p>
      <text:p text:style-name="Standard"><text:s text:c="6"/>verwehrt. \M\ benötigt jedoch eine genaue Uhr, um ein exaktes</text:p>
      <text:p text:style-name="Standard"><text:s text:c="6"/>Miditiming erzeugen zu können.</text:p>
      <text:p text:style-name="Standard"><text:s text:c="6"/>Zunächst wollen wir daher die RTC für alle Audioprogrammen</text:p>
      <text:p text:style-name="Standard"><text:s text:c="6"/>verfügbar machen:</text:p>
      <text:p text:style-name="Standard"/>
      <text:p text:style-name="Standard"><text:s text:c="6"/>\starttyping</text:p>
      <text:p text:style-name="Standard"><text:s text:c="12"/>sudo chown -vv root:audio /dev/rtc</text:p>
      <text:p text:style-name="Standard"><text:s text:c="12"/>sudo chmod g+rw /dev/rtc</text:p>
      <text:p text:style-name="Standard"><text:s text:c="6"/>\stoptyping</text:p>
      <text:p text:style-name="Standard"/>
      <text:p text:style-name="Standard"><text:s text:c="6"/>Jetzt haben alle Programme der audio Gruppe Zugriff auf die</text:p>
      <text:p text:style-name="Standard"><text:s text:c="6"/>RTC, dürfen jedoch noch nicht die hohen von \M\ benötigten</text:p>
      <text:p text:style-name="Standard"><text:s text:c="6"/>Auflösungen einstellen.</text:p>
      <text:p text:style-name="Standard"><text:s text:c="6"/>Um dies zu Erlauben geben wir ein:</text:p>
      <text:p text:style-name="Standard"/>
      <text:p text:style-name="Standard"><text:s text:c="6"/>\starttyping</text:p>
      <text:p text:style-name="Standard"><text:s text:c="12"/>sudo bash</text:p>
      <text:p text:style-name="Standard"><text:s text:c="12"/>echo 1024 &gt; /proc/sys/dev/rtc/max-user-freq</text:p>
      <text:p text:style-name="Standard"><text:s text:c="12"/>echo dev.rtc.max-user-freq=1024 &gt;&gt; /etc/sysctl.conf</text:p>
      <text:p text:style-name="Standard"><text:s text:c="6"/>\stoptyping</text:p>
      <text:p text:style-name="Standard"/>
      <text:p text:style-name="Standard"><text:s text:c="6"/>Durch den Eintrag in der Datei {\tt /etc/sysctl.conf} erfolgt diese</text:p>
      <text:p text:style-name="Standard"><text:s text:c="6"/>Einstellung nun auch nach jedem Systemstart.</text:p>
      <text:p text:style-name="Standard"/>
      <text:p text:style-name="Standard"><text:s text:c="4"/>\subsection{Realtime Rechte}</text:p>
      <text:p text:style-name="Standard"/>
      <text:p text:style-name="Standard"><text:s text:c="6"/>Um Prozesse mit Echtzeit Privilegien starten zu können ergänzen</text:p>
      <text:p text:style-name="Standard"><text:s text:c="6"/>wir die Datei {\tt /etc/security/limits.conf} um folgende Zeilen:</text:p>
      <text:p text:style-name="Standard"/>
      <text:p text:style-name="Standard"><text:s text:c="6"/>\starttyping</text:p>
      <text:p text:style-name="Standard"><text:s text:c="6"/>@audio - rtprio 99</text:p>
      <text:p text:style-name="Standard"><text:soft-page-break/><text:s text:c="6"/>@audio - memlock 200000</text:p>
      <text:p text:style-name="Standard"><text:s text:c="6"/>@audio - nice -10</text:p>
      <text:p text:style-name="Standard"><text:s text:c="6"/>\stoptyping</text:p>
      <text:p text:style-name="Standard"/>
      <text:p text:style-name="Standard"><text:s text:c="4"/>\subsection{Low Latency Kernel}</text:p>
      <text:p text:style-name="Standard"><text:s text:c="6"/>\subsubsection{Interrupt Thread Prioritäten}</text:p>
      <text:p text:style-name="Standard"/>
      <text:p text:style-name="Standard"/>
      <text:p text:style-name="Standard">\startappendices</text:p>
      <text:p text:style-name="Standard"><text:s text:c="3"/></text:p>
      <text:p text:style-name="Standard"><text:s text:c="3"/>\completeindex</text:p>
      <text:p text:style-name="Standard"><text:s text:c="3"/>\stopappendices</text:p>
      <text:p text:style-name="Standard">\stoptext</text:p>
      <text:p text:style-name="Standard"/>
      <text:h text:style-name="P3" text:outline-level="1">GNU Free Documentation License</text:h>
      <text:p text:style-name="Text_20_body">Version 1.1, March 2000<text:line-break/>Copyright © 2000 Free Software Foundation, Inc.<text:line-break/>59 Temple Place, Suite 330, Boston, MA <text:s/>02111-1307, USA</text:p>
      <text:p text:style-name="Text_20_body">Everyone is permitted to copy and distribute verbatim copies of this license document, but changing it is not allowed.</text:p>
      <text:h text:style-name="MScoreHeader2" text:outline-level="2">PREAMBLE </text:h>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h text:style-name="MScoreHeader2" text:outline-level="2">APPLICABILITY AND DEFINITIONS </text:h>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text:p>
      <text:p text:style-name="Text_20_body">The ‚Cover Texts‘ are certain short passages of text that are listed, as Front-Cover Texts or Back-Cover Texts, in the notice that says that the Document is released under this License. </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ext:soft-page-break/>to thwart or discourage subsequent modification by readers is not Transparen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h text:style-name="MScoreHeader2" text:outline-level="2">VERBATIM COPYING </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h text:style-name="MScoreHeader2" text:outline-level="2">COPYING IN QUANTITY </text:h>
      <text:p text:style-name="Text_20_body">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h text:style-name="MScoreHeader2" text:outline-level="2"><text:soft-page-break/>MODIFICATIONS </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1">
        <text:list-item>
          <text:p text:style-name="P1">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1">State on the Title page the name of the publisher of the Modified Version, as the publisher. </text:p>
        </text:list-item>
        <text:list-item>
          <text:p text:style-name="P1">Preserve all the copyright notices of the Document. </text:p>
        </text:list-item>
        <text:list-item>
          <text:p text:style-name="P1">Add an appropriate copyright notice for your modifications adjacent to the other copyright notices. </text:p>
        </text:list-item>
        <text:list-item>
          <text:p text:style-name="P1">Include, immediately after the copyright notices, a license notice giving the public permission to use the Modified Version under the terms of this License, in the form shown in the Addendum below. </text:p>
        </text:list-item>
        <text:list-item>
          <text:p text:style-name="P1">Preserve in that license notice the full lists of Invariant Sections and required Cover Texts given in the Document's license notice. </text:p>
        </text:list-item>
        <text:list-item>
          <text:p text:style-name="P1">Include an unaltered copy of this License. </text:p>
        </text:list-item>
        <text:list-item>
          <text:p text:style-name="P1">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In any section entitled ‚Acknowledgments‘ or ‚Dedications‘, preserve the section's title, and preserve in the section all the substance and tone of each of the contributor acknowledgments and/or dedications given therein. </text:p>
        </text:list-item>
        <text:list-item>
          <text:p text:style-name="P1">Preserve all the Invariant Sections of the Document, unaltered in their text and in their titles. Section numbers or the equivalent are not considered part of the section titles. </text:p>
        </text:list-item>
        <text:list-item>
          <text:p text:style-name="P1">Delete any section entitled ‚Endorsements‘. Such a section may not be included in the Modified Version. </text:p>
        </text:list-item>
        <text:list-item>
          <text:p text:style-name="P1">Do not retitle any existing section as ‚Endorsements‘ or to conflict in title with any Invariant Section. </text:p>
        </text:list-item>
      </text:list>
      <text:p text:style-name="Text_20_body">If the Modified Version includes new front-matter sections or appendices that qualify as Secondary Sections and contain no material copied from the Document, you may at your option designate <text:soft-page-break/>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h text:style-name="MScoreHeader2" text:outline-level="2">COMBINING DOCUMENTS </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ments‘, and any sections entitled ‚Dedications‘. You must delete all sections entitled ‚Endorsements.‘ </text:p>
      <text:h text:style-name="MScoreHeader2" text:outline-level="2">COLLECTIONS OF DOCUMENTS </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h text:style-name="MScoreHeader2" text:outline-level="2">AGGREGATION WITH INDEPENDENT WORKS </text:h>
      <text:p text:style-name="Text_20_body">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Text_20_body"><text:soft-page-break/>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ext:h text:style-name="MScoreHeader2" text:outline-level="2">TRANSLATION </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h text:style-name="MScoreHeader2" text:outline-level="2">TERMINATION </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h text:style-name="MScoreHeader2" text:outline-level="2">FUTURE REVISIONS OF THIS LICENSE </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h text:style-name="MScoreHeader2" text:outline-level="2">Wie kann die Lizenz für eigene Dokumente verwendet werden</text:h>
      <text:p text:style-name="Text_20_body">To use this License in a document you have written, include a copy of the License in the document and put the following copyright and license notices just after the title page: </text:p>
      <text:p text:style-name="P2">Copyright (C) <text:s/>year <text:s/>your name. 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 A copy of the license is included in the section entitled ‚GNU Free Documentation License‘.</text:p>
      <text:p text:style-name="Text_20_body">If you have no Invariant Sections, write ‚with no Invariant Sections‘ instead of saying which ones are invariant. If you have no Front-Cover Texts, write ‚no Front-Cover Texts‘ instead of ‚Front-Cover Texts being list‘; likewise for Back-Cover Texts. </text:p>
      <text:p text:style-name="Text_20_body"><text:soft-page-break/>If your document contains nontrivial examples of program code, we recommend releasing these examples in parallel under your choice of free software license, such as the GNU General Public License, to permit their use in free software. </text:p>
      <text:p text:style-name="Standard"><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Fett" style:font-family-generic="swiss" style:font-pitch="variable"/>
    <style:font-face style:name="DejaVu Sans" svg:font-family="'DejaVu Sans'" style:font-adornments="Fett"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ScoreHeader2" style:family="paragraph" style:parent-style-name="Heading_20_2" style:next-style-name="Text_20_body" style:class="text" style:default-outline-level="2">
      <style:text-properties fo:color="#000080" style:font-name="DejaVu Sans" fo:font-style="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7-05T10:49:55</meta:creation-date>
    <dc:date>2008-07-05T11:05:11</dc:date>
    <meta:editing-cycles>1</meta:editing-cycles>
    <meta:editing-duration>PT15M18S</meta:editing-duration>
    <meta:user-defined meta:name="Info 1"/>
    <meta:user-defined meta:name="Info 2"/>
    <meta:user-defined meta:name="Info 3"/>
    <meta:user-defined meta:name="Info 4"/>
    <meta:document-statistic meta:table-count="0" meta:image-count="0" meta:object-count="0" meta:page-count="21" meta:paragraph-count="654" meta:word-count="5723" meta:character-count="42508"/>
  </office:meta>
</office:document-meta>
</file>